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c8353" officeooo:paragraph-rsid="000c8353"/>
    </style:style>
    <style:style style:name="P2" style:family="paragraph" style:parent-style-name="Text_20_body">
      <style:text-properties officeooo:rsid="000e17b8" officeooo:paragraph-rsid="000e17b8"/>
    </style:style>
    <style:style style:name="T1" style:family="text">
      <style:text-properties officeooo:rsid="000c7977"/>
    </style:style>
    <style:style style:name="T2" style:family="text">
      <style:text-properties officeooo:rsid="000c8353"/>
    </style:style>
    <style:style style:name="T3" style:family="text">
      <style:text-properties style:font-name="Liberation Sans" fo:font-size="14.1000003814697pt" fo:font-weight="bold" officeooo:rsid="000c8353" style:font-name-asian="Microsoft YaHei" style:font-size-asian="14.1000003814697pt" style:font-weight-asian="bold" style:font-name-complex="Arial" style:font-size-complex="14.1000003814697pt" style:font-weight-complex="bold"/>
    </style:style>
    <style:style style:name="T4" style:family="text">
      <style:text-properties officeooo:rsid="000e17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Recursos (área <text:span text:style-name="T3">anteriormente atribuída como</text:span> Recursos <text:span text:style-name="T2">Humanos</text:span>)</text:h>
      <text:p text:style-name="P1"><text:tab/>Refere-se a todos os componentes necessários para um projeto, como suprimentos, ferramentas, treinamento, <text:span text:style-name="T4">funcionários capacitados, uma equipe bem coordenada.</text:span></text:p>
      <text:p text:style-name="P2"><text:tab/>A gestão de recursos trabalha com o planejamento de como serão utilizados os recursos e suas quantidades, aquisição dos mesmos. Além do planejamento, a formação das equipes de desenvolvimento, o controle delas e o controle dos recursos são parte da gestão de recurso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4T18:48:52.265000000</meta:creation-date>
    <dc:date>2023-01-24T21:05:19.071000000</dc:date>
    <meta:editing-duration>PT4M27S</meta:editing-duration>
    <meta:editing-cycles>1</meta:editing-cycles>
    <meta:document-statistic meta:table-count="0" meta:image-count="0" meta:object-count="0" meta:page-count="1" meta:paragraph-count="3" meta:word-count="69" meta:character-count="489" meta:non-whitespace-character-count="421"/>
    <meta:generator>LibreOffice/7.2.0.4$Windows_X86_64 LibreOffice_project/9a9c6381e3f7a62afc1329bd359cc48accb6435b</meta:generator>
  </office:meta>
</office:document-meta>
</file>